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TidyHTMLParser.JTidyHTML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idyHTMLParser.getDOM( byte [ ]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TidyHTMLParser.getValue( NamedNodeMap attrs , String at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TidyHTMLParser.scanNodes( Node node , URLCollection urls , URL baseUrl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JTidyHTMLParser.getEmbeddedResourceURLs( byte [ ] html , URL baseUrl , URLCollection ur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TidyHTMLParser.getTidyPar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TidyHTMLParser.isReus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